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 General Styles */</text:p>
      <text:p text:style-name="Normal">Body {</text:p>
      <text:p text:style-name="Normal"><text:s text:c="2"/>Font-family: ‘Poppins’, sans-serif;</text:p>
      <text:p text:style-name="Normal"><text:s text:c="2"/>Margin: 0;</text:p>
      <text:p text:style-name="Normal"><text:s text:c="2"/>Padding: 0;</text:p>
      <text:p text:style-name="Normal"><text:s text:c="2"/>Background-color: #f4f4f9;</text:p>
      <text:p text:style-name="Normal"><text:s text:c="2"/>Color: #333;</text:p>
      <text:p text:style-name="Normal">}</text:p>
      <text:p text:style-name="Normal"/>
      <text:p text:style-name="Normal">Header {</text:p>
      <text:p text:style-name="Normal"><text:s text:c="2"/>Background: linear-gradient(135deg, #0078d7, #0047ab);</text:p>
      <text:p text:style-name="Normal"><text:s text:c="2"/>Color: white;</text:p>
      <text:p text:style-name="Normal"><text:s text:c="2"/>Padding: 40px 20px;</text:p>
      <text:p text:style-name="Normal"><text:s text:c="2"/>Text-align: center;</text:p>
      <text:p text:style-name="Normal">}</text:p>
      <text:p text:style-name="Normal"/>
      <text:p text:style-name="Normal">Header h1 {</text:p>
      <text:p text:style-name="Normal"><text:s text:c="2"/>Margin: 0;</text:p>
      <text:p text:style-name="Normal"><text:s text:c="2"/>Font-size: 2.5rem;</text:p>
      <text:p text:style-name="Normal">}</text:p>
      <text:p text:style-name="Normal"/>
      <text:p text:style-name="Normal">Header p {</text:p>
      <text:p text:style-name="Normal"><text:s text:c="2"/>Margin: 10px 0 0;</text:p>
      <text:p text:style-name="Normal"><text:s text:c="2"/>Font-size: 1.2rem;</text:p>
      <text:p text:style-name="Normal">}</text:p>
      <text:p text:style-name="Normal"/>
      <text:p text:style-name="Normal">Main {</text:p>
      <text:p text:style-name="Normal"><text:s text:c="2"/>Padding: 20px;</text:p>
      <text:p text:style-name="Normal">}</text:p>
      <text:p text:style-name="Normal"/>
      <text:p text:style-name="Normal">H2 {</text:p>
      <text:p text:style-name="Normal"><text:s text:c="2"/>Text-align: center;</text:p>
      <text:p text:style-name="Normal"><text:s text:c="2"/>Color: #0078d7;</text:p>
      <text:p text:style-name="Normal"><text:s text:c="2"/>Font-size: 2rem;</text:p>
      <text:p text:style-name="Normal"><text:s text:c="2"/>Margin-bottom: 30px;</text:p>
      <text:p text:style-name="Normal">}</text:p>
      <text:p text:style-name="Normal"/>
      <text:p text:style-name="Normal">.subject-grid {</text:p>
      <text:p text:style-name="Normal"><text:s text:c="2"/>Display: grid;</text:p>
      <text:p text:style-name="Normal"><text:s text:c="2"/>Grid-template-columns: repeat(auto-fit, minmax(250px, 1fr));</text:p>
      <text:p text:style-name="Normal"><text:s text:c="2"/>Gap: 20px;</text:p>
      <text:p text:style-name="Normal"><text:s text:c="2"/>Padding: 20px;</text:p>
      <text:p text:style-name="Normal">}</text:p>
      <text:p text:style-name="Normal"/>
      <text:p text:style-name="Normal">.subject-card {</text:p>
      <text:p text:style-name="Normal"><text:s text:c="2"/>Background: white;</text:p>
      <text:p text:style-name="Normal"><text:s text:c="2"/>Border-radius: 10px;</text:p>
      <text:p text:style-name="Normal"><text:s text:c="2"/>Box-shadow: 0 4px 8px rgba(0, 0, 0, 0.1);</text:p>
      <text:p text:style-name="Normal"><text:s text:c="2"/>Padding: 20px;</text:p>
      <text:p text:style-name="Normal"><text:s text:c="2"/>Text-align: center;</text:p>
      <text:p text:style-name="Normal"><text:s text:c="2"/>Text-decoration: none;</text:p>
      <text:p text:style-name="Normal"><text:s text:c="2"/>Color: #0078d7;</text:p>
      <text:p text:style-name="Normal"><text:s text:c="2"/>Font-weight: 600;</text:p>
      <text:p text:style-name="Normal"><text:s text:c="2"/>Font-size: 1.1rem;</text:p>
      <text:p text:style-name="Normal"><text:s text:c="2"/>Transition: transform 0.3s ease, box-shadow 0.3s ease;</text:p>
      <text:p text:style-name="Normal">}</text:p>
      <text:p text:style-name="Normal"/>
      <text:p text:style-name="Normal">.subject-card:hover {</text:p>
      <text:p text:style-name="Normal"><text:s text:c="2"/>Transform: translateY(-10px);</text:p>
      <text:p text:style-name="Normal"><text:s text:c="2"/>Box-shadow: 0 8px 16px rgba(0, 0, 0, 0.2);</text:p>
      <text:p text:style-name="Normal">}</text:p>
      <text:p text:style-name="Normal"/>
      <text:p text:style-name="Normal">.admin-section {</text:p>
      <text:p text:style-name="Normal"><text:s text:c="2"/>Text-align: center;</text:p>
      <text:p text:style-name="Normal"><text:s text:c="2"/>Margin-top: 30px;</text:p>
      <text:p text:style-name="Normal">}</text:p>
      <text:p text:style-name="Normal"/>
      <text:p text:style-name="Normal">.admin-button {</text:p>
      <text:p text:style-name="Normal"><text:s text:c="2"/>Background: #0078d7;</text:p>
      <text:p text:style-name="Normal"><text:s text:c="2"/>Color: white;</text:p>
      <text:p text:style-name="Normal"><text:s text:c="2"/>Padding: 10px 20px;</text:p>
      <text:p text:style-name="Normal"><text:s text:c="2"/>Border-radius: 5px;</text:p>
      <text:p text:style-name="Normal"><text:s text:c="2"/>Text-decoration: none;</text:p>
      <text:p text:style-name="Normal"><text:s text:c="2"/>Font-weight: 600;</text:p>
      <text:p text:style-name="Normal"><text:s text:c="2"/>Transition: background 0.3s ease;</text:p>
      <text:p text:style-name="Normal">}</text:p>
      <text:p text:style-name="Normal"/>
      <text:p text:style-name="Normal">.admin-button:hover {</text:p>
      <text:p text:style-name="Normal"><text:s text:c="2"/>Background: #0047ab;</text:p>
      <text:p text:style-name="Normal">}</text:p>
      <text:p text:style-name="Normal"/>
      <text:p text:style-name="Normal">Footer {</text:p>
      <text:p text:style-name="Normal"><text:s text:c="2"/>Text-align: center;</text:p>
      <text:p text:style-name="Normal"><text:s text:c="2"/>Padding: 15px;</text:p>
      <text:p text:style-name="Normal"><text:s text:c="2"/>Background: #333;</text:p>
      <text:p text:style-name="Normal"><text:s text:c="2"/>Color: white;</text:p>
      <text:p text:style-name="Normal"><text:s text:c="2"/>Position: fixed;</text:p>
      <text:p text:style-name="Normal"><text:s text:c="2"/>Bottom: 0;</text:p>
      <text:p text:style-name="Normal"><text:s text:c="2"/>Width: 100%;</text:p>
      <text:p text:style-name="Normal">}</text:p>
      <text:p text:style-name="Normal"/>
      <text:p text:style-name="Normal">.whatsapp-popup {</text:p>
      <text:p text:style-name="Normal"><text:s text:c="2"/>Position: fixed;</text:p>
      <text:p text:style-name="Normal"><text:s text:c="2"/>Bottom: 20px;</text:p>
      <text:p text:style-name="Normal"><text:s text:c="2"/>Right: 20px;</text:p>
      <text:p text:style-name="Normal">}</text:p>
      <text:p text:style-name="Normal"/>
      <text:p text:style-name="Normal">.whatsapp-popup img {</text:p>
      <text:p text:style-name="Normal"><text:s text:c="2"/>Width: 50px;</text:p>
      <text:p text:style-name="Normal"><text:s text:c="2"/>Height: 50px;</text:p>
      <text:p text:style-name="Normal"><text:s text:c="2"/>Transition: transform 0.3s ease;</text:p>
      <text:p text:style-name="Normal">}</text:p>
      <text:p text:style-name="Normal"/>
      <text:p text:style-name="Normal">.whatsapp-popup img:hover {</text:p>
      <text:p text:style-name="Normal"><text:s text:c="2"/>Transform: scale(1.1);</text:p>
      <text:p text:style-name="Normal">}</text:p>
      <text:p text:style-name="Normal"/>
      <text:p text:style-name="Normal">.admin-login {</text:p>
      <text:p text:style-name="Normal"><text:s text:c="2"/>Max-width: 400px;</text:p>
      <text:p text:style-name="Normal"><text:s text:c="2"/>Margin: 0 auto;</text:p>
      <text:p text:style-name="Normal"><text:s text:c="2"/>Text-align: center;</text:p>
      <text:p text:style-name="Normal">}</text:p>
      <text:p text:style-name="Normal"/>
      <text:p text:style-name="Normal">.admin-login input {</text:p>
      <text:p text:style-name="Normal"><text:s text:c="2"/>Width: 100%;</text:p>
      <text:p text:style-name="Normal"><text:s text:c="2"/>Padding: 10px;</text:p>
      <text:p text:style-name="Normal"><text:s text:c="2"/>Margin: 10px 0;</text:p>
      <text:p text:style-name="Normal"><text:s text:c="2"/>Border: 1px solid #ccc;</text:p>
      <text:p text:style-name="Normal"><text:s text:c="2"/>Border-radius: 5px;</text:p>
      <text:p text:style-name="Normal">}</text:p>
      <text:p text:style-name="Normal"/>
      <text:p text:style-name="Normal">.admin-login button {</text:p>
      <text:p text:style-name="Normal"><text:s text:c="2"/>Background: #0078d7;</text:p>
      <text:p text:style-name="Normal"><text:s text:c="2"/>Color: white;</text:p>
      <text:p text:style-name="Normal"><text:s text:c="2"/>Padding: 10px 20px;</text:p>
      <text:p text:style-name="Normal"><text:s text:c="2"/>Border: none;</text:p>
      <text:p text:style-name="Normal"><text:s text:c="2"/>Border-radius: 5px;</text:p>
      <text:p text:style-name="Normal"><text:s text:c="2"/>Cursor: pointer;</text:p>
      <text:p text:style-name="Normal"><text:s text:c="2"/>Transition: background 0.3s ease;</text:p>
      <text:p text:style-name="Normal">}</text:p>
      <text:p text:style-name="Normal"/>
      <text:p text:style-name="Normal">.admin-login button:hover {</text:p>
      <text:p text:style-name="Normal"><text:s text:c="2"/>Background: #0047ab;</text:p>
      <text:p text:style-name="Normal">}</text:p>
      <text:p text:style-name="Normal"/>
      <text:p text:style-name="Normal">.upload-instructions {</text:p>
      <text:p text:style-name="Normal"><text:s text:c="2"/>Max-width: 600px;</text:p>
      <text:p text:style-name="Normal"><text:s text:c="2"/>Margin: 0 auto;</text:p>
      <text:p text:style-name="Normal"><text:s text:c="2"/>Text-align: left;</text:p>
      <text:p text:style-name="Normal">}</text:p>
      <text:p text:style-name="Normal"/>
      <text:p text:style-name="Normal">.upload-instructions ol {</text:p>
      <text:p text:style-name="Normal"><text:s text:c="2"/>Padding-left: 20px;</text:p>
      <text:p text:style-name="Normal">}</text:p>
      <text:p text:style-name="Normal"/>
      <text:p text:style-name="Normal">.upload-instructions a {</text:p>
      <text:p text:style-name="Normal"><text:s text:c="2"/>Color: #0078d7;</text:p>
      <text:p text:style-name="Normal"><text:s text:c="2"/>Text-decoration: none;</text:p>
      <text:p text:style-name="Normal">}</text:p>
      <text:p text:style-name="Normal"/>
      <text:p text:style-name="Normal">.upload-instructions a:hover {</text:p>
      <text:p text:style-name="Normal"><text:s text:c="2"/>Text-decoration: underline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hahuddin Nizamudhin Bhodan</meta:initial-creator>
    <dc:creator>Sabhahuddin Nizamudhin Bhodan</dc:creator>
    <meta:creation-date>2025-03-22T20:26:00Z</meta:creation-date>
    <dc:date>2025-03-22T20:26:00Z</dc:date>
    <meta:template xlink:href="Normal.dotm" xlink:type="simple"/>
    <meta:editing-cycles>2</meta:editing-cycles>
    <meta:editing-duration>PT0S</meta:editing-duration>
    <meta:document-statistic meta:page-count="1" meta:paragraph-count="4" meta:word-count="351" meta:character-count="2352" meta:row-count="16" meta:non-whitespace-character-count="2005"/>
  </office:meta>
</office:document-meta>
</file>